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16pt" style:font-size-asian="16pt" style:font-size-complex="16pt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fo:font-weight="normal" officeooo:rsid="000e64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SS Snipets</text:span></text:p>
      <text:p text:style-name="P1"><text:span text:style-name="T3"/></text:p>
      <text:p text:style-name="P1"><text:span text:style-name="T2">1.      Wyśrodkowanie wertykalne i horyzontalne jednego DIVa w drugim DIVie - Kajka</text:span><text:line-break/><text:span text:style-name="T2">2.      Okrągły przycisk z infografiką (Font Awesome) - Sergio</text:span><text:line-break/><text:span text:style-name="T2">3.      Gradient horyzontalny w kolorach tęczy – Krzysiek G.</text:span><text:line-break/><text:span text:style-name="T2">4.      Responsywne video na 100% szerokości - Przemek</text:span><text:line-break/><text:span text:style-name="T2">5.      Ikona Font Awesome jako znacznik listy – Krzysiek S.</text:span><text:line-break/><text:span text:style-name="T2">6.      Zmiana koloru czcionki placeholdera w formularzu - Marcin</text:span><text:line-break/><text:span text:style-name="T2">7.      Nadanie innego koloru dla linku, który służy do pobierania plików z rozszerzeniem .doc i .docx - Marcin</text:span><text:line-break/><text:span text:style-name="T2">8.      Znacznik cytatu &lt;q&gt; oraz &lt;blockquote&gt; to znaczniki cytatów. Dla języka angielskiego cudzysłów w znaczniku cytatu &lt;q&gt; oraz  &lt;blockquote&gt; ma mieć wygląd *cytowany tekst*, a dla innych języków "cytowany tekst" - Michał</text:span><text:line-break/><text:span text:style-name="T2">9.      Stopka strony w pozycji fixed – Mateusz</text:span><text:line-break/><text:span text:style-name="T2">10.     Powiększanie zdjęcia w tle po najechaniu myszką – Mateusz M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9:47:39.323000000</meta:creation-date>
    <dc:date>2017-01-29T09:48:21.351000000</dc:date>
    <meta:editing-duration>PT45S</meta:editing-duration>
    <meta:editing-cycles>1</meta:editing-cycles>
    <meta:document-statistic meta:table-count="0" meta:image-count="0" meta:object-count="0" meta:page-count="1" meta:paragraph-count="2" meta:word-count="124" meta:character-count="853" meta:non-whitespace-character-count="676"/>
    <meta:generator>LibreOffice/5.0.3.2$Windows_x86 LibreOffice_project/e5f16313668ac592c1bfb310f4390624e3dbfb75</meta:generator>
  </office:meta>
</office:document-meta>
</file>